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officeooo:rsid="001514a7" officeooo:paragraph-rsid="001514a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normal" officeooo:rsid="00365b40" officeooo:paragraph-rsid="00365b40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rsid="0037fc3f" officeooo:paragraph-rsid="0037fc3f" fo:background-color="transparent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font-size="14pt" fo:font-weight="normal" officeooo:rsid="00386bd0" officeooo:paragraph-rsid="00386bd0" fo:background-color="transparent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fo:font-weight="normal" officeooo:rsid="00365b40" officeooo:paragraph-rsid="00365b40" fo:background-color="#b4c7d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font-size="14pt" fo:font-weight="normal" officeooo:rsid="0037fc3f" officeooo:paragraph-rsid="0037fc3f" fo:background-color="#b4c7d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font-size="14pt" fo:font-weight="normal" officeooo:rsid="00386bd0" officeooo:paragraph-rsid="00386bd0" fo:background-color="#b4c7d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font-size="14pt" fo:font-weight="normal" officeooo:rsid="00386bd0" officeooo:paragraph-rsid="00386bd0" fo:background-color="#b4c7d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size="14pt" fo:font-weight="normal" officeooo:rsid="003a65ab" officeooo:paragraph-rsid="003a65ab" fo:background-color="#b4c7d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size="14pt" fo:font-weight="normal" officeooo:rsid="003a65ab" officeooo:paragraph-rsid="003a65ab" fo:background-color="transparent" style:font-size-asian="12.25pt" style:font-weight-asian="normal" style:font-size-complex="14pt" style:font-weight-complex="normal"/>
    </style:style>
    <style:style style:name="T1" style:family="text">
      <style:text-properties officeooo:rsid="003466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<text:span text:style-name="T1">1.2</text:span></text:p>
      <text:p text:style-name="P2">Скрипты для запуска санитайзеров:</text:p>
      <text:p text:style-name="P2">- Asan</text:p>
      <text:p text:style-name="P5">#!/bin/bash</text:p>
      <text:p text:style-name="P5"/>
      <text:p text:style-name="P5">clang -std=c99 -fsanitize=address -fno-omit-frame-pointer -g -c main.c</text:p>
      <text:p text:style-name="P5">clang -std=c99 -fsanitize=address -fno-omit-frame-pointer -g -c file_funcs.c</text:p>
      <text:p text:style-name="P5">clang -fsanitize=address -fno-omit-frame-pointer -g -o app.exe main.o file_funcs.o</text:p>
      <text:p text:style-name="P2"/>
      <text:p text:style-name="P2">- Msan</text:p>
      <text:p text:style-name="P5">#!/bin/bash</text:p>
      <text:p text:style-name="P5"/>
      <text:p text:style-name="P5">clang -std=c99 -fsanitize=memory -fPIE -fno-omit-frame-pointer -g -c main.c</text:p>
      <text:p text:style-name="P5">clang -std=c99 -fsanitize=memory -fPIE -fno-omit-frame-pointer -g -c file_funcs.c</text:p>
      <text:p text:style-name="P5">clang -fsanitize=memory -fPIE -pie -fno-omit-frame-pointer -g -o app.exe main.o file_funcs.o</text:p>
      <text:p text:style-name="P2"/>
      <text:p text:style-name="P2">- Ubsan</text:p>
      <text:p text:style-name="P5">#!/bin/bash</text:p>
      <text:p text:style-name="P5"/>
      <text:p text:style-name="P5">clang -std=c99 -fsanitize=undefined -fno-omit-frame-pointer -g -c main.c</text:p>
      <text:p text:style-name="P5">clang -std=c99 -fsanitize=undefined -fno-omit-frame-pointer -g -c file_funcs.c</text:p>
      <text:p text:style-name="P5">clang -fsanitize=undefined -fno-omit-frame-pointer -g -o app.exe main.o file_funcs.o</text:p>
      <text:p text:style-name="P2"/>
      <text:p text:style-name="P2">Скрипт релизной сборки:</text:p>
      <text:p text:style-name="P5">#!/bin/bash</text:p>
      <text:p text:style-name="P5"/>
      <text:p text:style-name="P5">gcc -std=c99 -Wall -Werror -Wpedantic -Wextra -Wfloat-equal -Wfloat-conversion --coverage -c main.c</text:p>
      <text:p text:style-name="P5"><text:soft-page-break/>gcc -std=c99 -Wall -Werror -Wpedantic -Wextra -Wfloat-equal -Wfloat-conversion --coverage -c file_funcs.c</text:p>
      <text:p text:style-name="P5">gcc --coverage -o app.exe main.o file_funcs.o</text:p>
      <text:p text:style-name="P2"/>
      <text:p text:style-name="P2">Скрипт дебажной сборки:</text:p>
      <text:p text:style-name="P5">#!/bin/bash</text:p>
      <text:p text:style-name="P5"/>
      <text:p text:style-name="P5">gcc -std=c99 -Wall -Werror -Wpedantic -Werror -Wfloat-equal -Wfloat-conversion -g -c main.c</text:p>
      <text:p text:style-name="P5">gcc -std=c99 -Wall -Werror -Wpedantic -Werror -Wfloat-equal -Wfloat-conversion -g -c file_funcs.c</text:p>
      <text:p text:style-name="P5">gcc -g -o app.exe main.o file_funcs.o</text:p>
      <text:p text:style-name="P2"/>
      <text:p text:style-name="P3">Скрипт очистки ненужных файлов:</text:p>
      <text:p text:style-name="P6">#!/bin/bash</text:p>
      <text:p text:style-name="P6"/>
      <text:p text:style-name="P6">rm -f ./*.exe ./*.o ./*.gcda ./*.gcov ./*.c.gcov ./*.gcno func_tests/scripts/res.txt</text:p>
      <text:p text:style-name="P3"/>
      <text:p text:style-name="P4">Скрипт подсчета покрытия кода тестами с помощью утилиты gcov:</text:p>
      <text:p text:style-name="P7">#!/bin/bash</text:p>
      <text:p text:style-name="P7"/>
      <text:p text:style-name="P7">cd func_tests/scripts || exit</text:p>
      <text:p text:style-name="P7">./func_tests.sh</text:p>
      <text:p text:style-name="P7">cd ../..</text:p>
      <text:p text:style-name="P7">echo</text:p>
      <text:p text:style-name="P7">echo "Checking coverage of tests"</text:p>
      <text:p text:style-name="P7">gcov main.c</text:p>
      <text:p text:style-name="P7">gcov arr_func.c</text:p>
      <text:p text:style-name="P7">./clean.sh</text:p>
      <text:p text:style-name="P3"/>
      <text:p text:style-name="P4"><text:soft-page-break/>Скрипт, который по очереди запускает программу с одним из видов сборки (с санитайзерами, дебажная и релизная) и тестирует ее:</text:p>
      <text:p text:style-name="P7">#!/bin/bash</text:p>
      <text:p text:style-name="P7"/>
      <text:p text:style-name="P7">echo "BUILDING RELEASE..."</text:p>
      <text:p text:style-name="P7">./build_release.sh</text:p>
      <text:p text:style-name="P7">cd func_tests/scripts || exit</text:p>
      <text:p text:style-name="P7">./func_tests.sh</text:p>
      <text:p text:style-name="P7">cd ../..</text:p>
      <text:p text:style-name="P7">echo</text:p>
      <text:p text:style-name="P7">./clean.sh</text:p>
      <text:p text:style-name="P7"/>
      <text:p text:style-name="P7">echo "BUILDING DEBUG WITH ASAN..."</text:p>
      <text:p text:style-name="P7">./build_debug_asan.sh</text:p>
      <text:p text:style-name="P7">cd func_tests/scripts || exit</text:p>
      <text:p text:style-name="P7">./func_tests.sh</text:p>
      <text:p text:style-name="P7">cd ../..</text:p>
      <text:p text:style-name="P7">echo</text:p>
      <text:p text:style-name="P7">./clean.sh</text:p>
      <text:p text:style-name="P7"/>
      <text:p text:style-name="P7">echo "BUILDING DEBUG WITH MSAN..."</text:p>
      <text:p text:style-name="P7">./build_debug_msan.sh</text:p>
      <text:p text:style-name="P7">cd func_tests/scripts || exit</text:p>
      <text:p text:style-name="P7">./func_tests.sh</text:p>
      <text:p text:style-name="P7">cd ../..</text:p>
      <text:p text:style-name="P7">echo</text:p>
      <text:p text:style-name="P7">./clean.sh</text:p>
      <text:p text:style-name="P7"/>
      <text:p text:style-name="P7">echo "BUILDING DEBUG WITH UBSAN..."</text:p>
      <text:p text:style-name="P7">./build_debug_ubsan.sh</text:p>
      <text:p text:style-name="P7"><text:soft-page-break/>cd func_tests/scripts || exit</text:p>
      <text:p text:style-name="P7">./func_tests.sh</text:p>
      <text:p text:style-name="P7">cd ../..</text:p>
      <text:p text:style-name="P7">echo</text:p>
      <text:p text:style-name="P7">./clean.sh</text:p>
      <text:p text:style-name="P7"/>
      <text:p text:style-name="P7">echo "BUILDING DEBUG..."</text:p>
      <text:p text:style-name="P7">./build_debug.sh</text:p>
      <text:p text:style-name="P7">cd func_tests/scripts || exit</text:p>
      <text:p text:style-name="P7">./func_tests.sh</text:p>
      <text:p text:style-name="P7">cd ../..</text:p>
      <text:p text:style-name="P7">echo</text:p>
      <text:p text:style-name="P7">./clean.sh</text:p>
      <text:p text:style-name="P4"/>
      <text:p text:style-name="P4">Скрипт-компоратор, сравнивает два файла на совпадение числовых значений в них:</text:p>
      <text:p text:style-name="P7">#!/bin/bash</text:p>
      <text:p text:style-name="P7"/>
      <text:p text:style-name="P7">arr1=()</text:p>
      <text:p text:style-name="P7">arr2=()</text:p>
      <text:p text:style-name="P7"/>
      <text:p text:style-name="P7">IFS=' '</text:p>
      <text:p text:style-name="P7">digit="[0-9]"</text:p>
      <text:p text:style-name="P7"/>
      <text:p text:style-name="P7">while read -r -a arr; do</text:p>
      <text:p text:style-name="P7"><text:s text:c="2"/>for i in "${arr[@]}"; do</text:p>
      <text:p text:style-name="P7"><text:s text:c="4"/>if [[ $i =~ $digit ]]; then</text:p>
      <text:p text:style-name="P7"><text:s text:c="6"/>arr1+=("$i")</text:p>
      <text:p text:style-name="P7"><text:s text:c="4"/>fi</text:p>
      <text:p text:style-name="P7"><text:s text:c="2"/>done</text:p>
      <text:p text:style-name="P7"><text:soft-page-break/>done &lt; "$1"</text:p>
      <text:p text:style-name="P7"/>
      <text:p text:style-name="P7">while read -r -a arr; do</text:p>
      <text:p text:style-name="P7"><text:s text:c="2"/>for i in "${arr[@]}"; do</text:p>
      <text:p text:style-name="P7"><text:s text:c="4"/>if [[ $i =~ $digit ]]; then</text:p>
      <text:p text:style-name="P7"><text:s text:c="6"/>arr2+=("$i")</text:p>
      <text:p text:style-name="P7"><text:s text:c="4"/>fi</text:p>
      <text:p text:style-name="P7"><text:s text:c="2"/>done</text:p>
      <text:p text:style-name="P7">done &lt;"$2"</text:p>
      <text:p text:style-name="P7"/>
      <text:p text:style-name="P7">if [[ "${arr1[*]}" == "${arr2[*]}" ]]; then</text:p>
      <text:p text:style-name="P7"><text:s text:c="2"/>exit 0</text:p>
      <text:p text:style-name="P7">else</text:p>
      <text:p text:style-name="P7"><text:s text:c="2"/>exit 1</text:p>
      <text:p text:style-name="P7">fi</text:p>
      <text:p text:style-name="P4"/>
      <text:p text:style-name="P4">Скрипт, выполняющий проверку работы программы на одном негативном тесте:</text:p>
      <text:p text:style-name="P7">#!/bin/bash</text:p>
      <text:p text:style-name="P7"/>
      <text:p text:style-name="P7">input="$1"</text:p>
      <text:p text:style-name="P7">args=$(cat "$2")</text:p>
      <text:p text:style-name="P7">app="../../app.exe"</text:p>
      <text:p text:style-name="P7">res="res.txt"</text:p>
      <text:p text:style-name="P7">"$app" "./../data/$args" &lt; "$input" &gt; "$res"</text:p>
      <text:p text:style-name="P7"/>
      <text:p text:style-name="P7">exit $?</text:p>
      <text:p text:style-name="P4"/>
      <text:p text:style-name="P4">Скрипт, выполняющий проверку работы программы на одном позитивном тесте:</text:p>
      <text:p text:style-name="P7">#!/bin/bash</text:p>
      <text:p text:style-name="P7"><text:soft-page-break/></text:p>
      <text:p text:style-name="P7">input="$1"</text:p>
      <text:p text:style-name="P7">output="$2"</text:p>
      <text:p text:style-name="P7">args=$(cat "$3")</text:p>
      <text:p text:style-name="P7">app="../../app.exe"</text:p>
      <text:p text:style-name="P7">res="res.txt"</text:p>
      <text:p text:style-name="P7">"$app" "./../data/$args" &lt; "$input" &gt; "$res"</text:p>
      <text:p text:style-name="P7">if ./comparator.sh "$output" "$res"; then</text:p>
      <text:p text:style-name="P7"><text:s text:c="2"/>exit 1</text:p>
      <text:p text:style-name="P7">else</text:p>
      <text:p text:style-name="P7"><text:s text:c="2"/>exit 0</text:p>
      <text:p text:style-name="P7">fi</text:p>
      <text:p text:style-name="P4"/>
      <text:p text:style-name="P4">Скрипт, выполняющий функциональное тестирование:</text:p>
      <text:p text:style-name="P7">#!/bin/bash</text:p>
      <text:p text:style-name="P7"/>
      <text:p text:style-name="P7">count=0</text:p>
      <text:p text:style-name="P7"/>
      <text:p text:style-name="P7">for file in ./../data/*_in.txt; do</text:p>
      <text:p text:style-name="P7"><text:s text:c="2"/>if [[ "$file" =~ pos_[0-9][0-9]_in\.txt ]]; then</text:p>
      <text:p text:style-name="P7"><text:s text:c="4"/>echo Checking "$file"...</text:p>
      <text:p text:style-name="P7"><text:s text:c="4"/>num=$(echo "$file" | grep -o "[0-9][0-9]")</text:p>
      <text:p text:style-name="P7"><text:s text:c="4"/>output=$(find ./../data/ -name "pos_$num\_out\.txt")</text:p>
      <text:p text:style-name="P7"><text:s text:c="4"/>args=$(find ./../data/ -name "pos_$num\_args\.txt")</text:p>
      <text:p text:style-name="P7"><text:s text:c="4"/>if ./pos_case.sh "$file" "$output" "$args"; then</text:p>
      <text:p text:style-name="P7"><text:s text:c="6"/>echo Test pos_"$num" is incorrect</text:p>
      <text:p text:style-name="P7"><text:s text:c="6"/>count=$((count+1))</text:p>
      <text:p text:style-name="P7"><text:s text:c="4"/>else</text:p>
      <text:p text:style-name="P7"><text:s text:c="6"/>echo All is OK</text:p>
      <text:p text:style-name="P7"><text:s text:c="4"/>fi</text:p>
      <text:p text:style-name="P7"><text:soft-page-break/><text:s text:c="2"/>elif [[ "$file" =~ neg_[0-9][0-9]_in\.txt ]]; then</text:p>
      <text:p text:style-name="P7"><text:s text:c="4"/>echo Checking "$file"...</text:p>
      <text:p text:style-name="P7"><text:s text:c="4"/>num=$(echo "$file" | grep -o "[0-9][0-9]")</text:p>
      <text:p text:style-name="P7"><text:s text:c="4"/>args=$(find ./../data/ -name "neg_$num\_args\.txt")</text:p>
      <text:p text:style-name="P7"><text:s text:c="4"/>if ./neg_case.sh "$file" "$args"; then</text:p>
      <text:p text:style-name="P7"><text:s text:c="6"/>echo Test neg_"$num" incorrect</text:p>
      <text:p text:style-name="P7"><text:s text:c="6"/>count=$((count+1))</text:p>
      <text:p text:style-name="P7"><text:s text:c="4"/>else</text:p>
      <text:p text:style-name="P7"><text:s text:c="6"/>echo All is OK</text:p>
      <text:p text:style-name="P7"><text:s text:c="4"/>fi</text:p>
      <text:p text:style-name="P7"><text:s text:c="2"/>fi</text:p>
      <text:p text:style-name="P7">done</text:p>
      <text:p text:style-name="P7"/>
      <text:p text:style-name="P7">echo Fails: "$count"</text:p>
      <text:p text:style-name="P7">exit $count</text:p>
      <text:p text:style-name="P7"/>
      <text:p text:style-name="P10">Также добавляется программа на языке C,которая переводит информацию из текстового файла в бинарный и обратно</text:p>
      <text:p text:style-name="P9">/*</text:p>
      <text:p text:style-name="P9">Предполагается, что во время работы программы не возникнет ошибок выполнения</text:p>
      <text:p text:style-name="P9">*/</text:p>
      <text:p text:style-name="P9"/>
      <text:p text:style-name="P9">#include &lt;stdio.h&gt;</text:p>
      <text:p text:style-name="P9">#include &lt;string.h&gt;</text:p>
      <text:p text:style-name="P9"/>
      <text:p text:style-name="P9"/>
      <text:p text:style-name="P9">void text_to_bin(FILE *src, FILE *dst)</text:p>
      <text:p text:style-name="P9">{</text:p>
      <text:p text:style-name="P9"><text:s text:c="4"/>int val;</text:p>
      <text:p text:style-name="P9"><text:soft-page-break/><text:s text:c="4"/>while (fscanf(src, "%d", &amp;val) == 1)</text:p>
      <text:p text:style-name="P9"><text:s text:c="8"/>fwrite(&amp;val, sizeof(val), 1, dst); </text:p>
      <text:p text:style-name="P9">}</text:p>
      <text:p text:style-name="P9"/>
      <text:p text:style-name="P9"/>
      <text:p text:style-name="P9">void bin_to_text(FILE *src, FILE *dst)</text:p>
      <text:p text:style-name="P9">{</text:p>
      <text:p text:style-name="P9"><text:s text:c="4"/>int val;</text:p>
      <text:p text:style-name="P9"><text:s text:c="4"/>while (fread(&amp;val, sizeof(val), 1, src) == 1)</text:p>
      <text:p text:style-name="P9"><text:s text:c="8"/>fprintf(dst, "%d\n", val);</text:p>
      <text:p text:style-name="P9">}</text:p>
      <text:p text:style-name="P9"/>
      <text:p text:style-name="P9"/>
      <text:p text:style-name="P9">int main(int argc, char **argv)</text:p>
      <text:p text:style-name="P9">{</text:p>
      <text:p text:style-name="P9"><text:s text:c="4"/>FILE *src, *dst;</text:p>
      <text:p text:style-name="P9"><text:s text:c="4"/>if (argc == 4)</text:p>
      <text:p text:style-name="P9"><text:s text:c="4"/>{</text:p>
      <text:p text:style-name="P9"><text:s text:c="8"/>if (strcmp(argv[1], "t") == 0)</text:p>
      <text:p text:style-name="P9"><text:s text:c="8"/>{</text:p>
      <text:p text:style-name="P9"><text:s text:c="12"/>src = fopen(argv[2], "r");</text:p>
      <text:p text:style-name="P9"><text:s text:c="12"/>dst = fopen(argv[3], "wb");</text:p>
      <text:p text:style-name="P9"><text:s text:c="12"/>text_to_bin(src, dst);</text:p>
      <text:p text:style-name="P9"><text:s text:c="12"/>fclose(src);</text:p>
      <text:p text:style-name="P9"><text:s text:c="12"/>fclose(dst);</text:p>
      <text:p text:style-name="P9"><text:s text:c="8"/>}</text:p>
      <text:p text:style-name="P9"><text:s text:c="8"/>else</text:p>
      <text:p text:style-name="P9"><text:s text:c="8"/>{</text:p>
      <text:p text:style-name="P9"><text:s text:c="12"/>src = fopen(argv[2], "rb");</text:p>
      <text:p text:style-name="P9"><text:s text:c="12"/>dst = fopen(argv[3], "w");</text:p>
      <text:p text:style-name="P9"><text:soft-page-break/><text:s text:c="12"/>bin_to_text(src, dst);</text:p>
      <text:p text:style-name="P9"><text:s text:c="12"/>fclose(src);</text:p>
      <text:p text:style-name="P9"><text:s text:c="12"/>fclose(dst);</text:p>
      <text:p text:style-name="P9"><text:s text:c="8"/>}</text:p>
      <text:p text:style-name="P9"><text:s text:c="4"/>}</text:p>
      <text:p text:style-name="P9"><text:s text:c="4"/></text:p>
      <text:p text:style-name="P9"><text:s text:c="4"/>return 0;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4:20:49.183752058</meta:creation-date>
    <dc:date>2023-06-07T17:01:16.853277432</dc:date>
    <meta:editing-duration>PT14H56M3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9" meta:paragraph-count="195" meta:word-count="634" meta:character-count="5108" meta:non-whitespace-character-count="4308"/>
  </office:meta>
</office:document-meta>
</file>